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A000002B18C512DBE.png" manifest:media-type="image/png"/>
  <manifest:file-entry manifest:full-path="Pictures/10000001000002AA000000B74AE58C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6c1f" officeooo:paragraph-rsid="00106c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gathering </text:p>
      <text:p text:style-name="P1">KBTG</text:p>
      <text:p text:style-name="P1"><text:a xlink:type="simple" xlink:href="http://www.kgbt.tech/" text:style-name="Internet_20_link" text:visited-style-name="Visited_20_Internet_20_Link">www.kgbt.tech</text:a></text:p>
      <text:p text:style-name="P1"/>
      <text:p text:style-name="P1">step 1 ip info</text:p>
      <text:p text:style-name="P1"><draw:frame draw:style-name="fr1" draw:name="Image1" text:anchor-type="char" svg:width="6.9252in" svg:height="1.8575in" draw:z-index="0"><draw:image xlink:href="Pictures/10000001000002AA000000B74AE58C29.png" xlink:type="simple" xlink:show="embed" xlink:actuate="onLoad" draw:mime-type="image/png"/></draw:frame><draw:frame draw:style-name="fr2" draw:name="Image2" text:anchor-type="char" svg:x="0.0835in" svg:y="2.0016in" svg:width="4.7591in" svg:height="4.2146in" draw:z-index="1"><draw:image xlink:href="Pictures/100000010000030A000002B18C512DBE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08:55:44.606888728</meta:creation-date>
    <dc:date>2025-01-28T09:04:08.352594747</dc:date>
    <meta:editing-duration>PT8M25S</meta:editing-duration>
    <meta:editing-cycles>1</meta:editing-cycles>
    <meta:document-statistic meta:table-count="0" meta:image-count="2" meta:object-count="0" meta:page-count="1" meta:paragraph-count="4" meta:word-count="8" meta:character-count="46" meta:non-whitespace-character-count="41"/>
    <meta:generator>LibreOffice/24.8.4.2$Linux_X86_64 LibreOffice_project/480$Build-2</meta:generator>
  </office:meta>
</office:document-meta>
</file>